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 style:wrap="parallel" style:wrap-contour="false" fo:clip="rect(0.9708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.9571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.94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.927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.9180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9653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.9625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.95984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.9625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.97008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1.00552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.98896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1.0008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Standard"><draw:frame draw:z-index="251658240" draw:style-name="a0" draw:name="Imagen1" text:anchor-type="paragraph" svg:x="0in" svg:y="0.58189in" svg:width="6.69291in" svg:height="3.3126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59264" draw:style-name="a1" draw:name="Imagen2" text:anchor-type="paragraph" svg:x="-0.01457in" svg:y="0.57559in" svg:width="6.69291in" svg:height="3.31654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" draw:style-name="a2" draw:name="Imagen3" text:anchor-type="paragraph" svg:x="0in" svg:y="0.45709in" svg:width="6.69291in" svg:height="3.3263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3" draw:style-name="a3" draw:name="Imagen4" text:anchor-type="paragraph" svg:x="0in" svg:y="0.43189in" svg:width="6.69291in" svg:height="3.33071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4" draw:style-name="a4" draw:name="Imagen5" text:anchor-type="paragraph" svg:x="0in" svg:y="0.45433in" svg:width="6.69291in" svg:height="3.30827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5" draw:style-name="a5" draw:name="Imagen6" text:anchor-type="paragraph" svg:x="0in" svg:y="0.58465in" svg:width="6.69291in" svg:height="3.30984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2" draw:style-name="a6" draw:name="Imagen13" text:anchor-type="paragraph" svg:x="0in" svg:y="0.45157in" svg:width="6.69291in" svg:height="3.31102in" style:rel-width="scale" style:rel-height="scale"><draw:image xlink:href="media/image7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6" draw:style-name="a7" draw:name="Imagen7" text:anchor-type="paragraph" svg:x="0in" svg:y="0.53346in" svg:width="6.69291in" svg:height="3.30984in" style:rel-width="scale" style:rel-height="scale"><draw:image xlink:href="media/image8.png" xlink:type="simple" xlink:show="embed" xlink:actuate="onLoad"/><svg:title/><svg:desc/></draw:frame><text:bookmark-start text:name="_Hlk44844264"/></text:p>
      <text:p text:style-name="Standard">dd</text:p>
      <text:p text:style-name="Standard"/>
      <text:p text:style-name="Standard"/>
      <text:p text:style-name="Standard"/>
      <text:p text:style-name="Standard"><draw:frame draw:z-index="7" draw:style-name="a8" draw:name="Imagen8" text:anchor-type="paragraph" svg:x="0in" svg:y="0.4563in" svg:width="6.69291in" svg:height="3.3063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9" draw:style-name="a9" draw:name="Imagen10" text:anchor-type="paragraph" svg:x="0in" svg:y="0.47283in" svg:width="6.69291in" svg:height="3.28976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p text:style-name="Standard"><draw:frame draw:z-index="8" draw:style-name="a10" draw:name="Imagen9" text:anchor-type="paragraph" svg:x="0in" svg:y="0.46535in" svg:width="6.69291in" svg:height="3.29724in" style:rel-width="scale" style:rel-height="scale"><draw:image xlink:href="media/image1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10" draw:style-name="a11" draw:name="Imagen11" text:anchor-type="paragraph" svg:x="0in" svg:y="0.47087in" svg:width="6.69291in" svg:height="3.29173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11" draw:style-name="a12" draw:name="Imagen12" text:anchor-type="paragraph" svg:x="0in" svg:y="0.07362in" svg:width="6.69291in" svg:height="3.30551in" style:rel-width="scale" style:rel-height="scale"><draw:image xlink:href="media/image1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text:bookmark-end text:name="_Hlk44844264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osorio pc</dc:creator>
    <meta:creation-date>2020-07-04T20:08:00Z</meta:creation-date>
    <dc:date>2020-07-05T18:03:00Z</dc:date>
    <meta:template xlink:href="Normal.dotm" xlink:type="simple"/>
    <meta:editing-cycles>4</meta:editing-cycles>
    <meta:editing-duration>PT3360S</meta:editing-duration>
    <meta:document-statistic meta:page-count="1" meta:paragraph-count="1" meta:word-count="13" meta:character-count="84" meta:row-count="1" meta:non-whitespace-character-count="72"/>
  </office:meta>
</office:document-meta>
</file>